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number text:level="1" text:style-name="Character_20_style" style:num-suffix="." style:num-format="1">
        <style:list-level-properties text:space-before="0.2945in" text:min-label-width="0.1965in"/>
      </text:list-level-style-number>
      <text:list-level-style-number text:level="2" text:style-name="Character_20_style" style:num-suffix="." style:num-format="1">
        <style:list-level-properties text:space-before="0.7854in" text:min-label-width="0.1965in"/>
      </text:list-level-style-number>
      <text:list-level-style-number text:level="3" text:style-name="Character_20_style" style:num-suffix="." style:num-format="1">
        <style:list-level-properties text:space-before="1.2764in" text:min-label-width="0.1965in"/>
      </text:list-level-style-number>
      <text:list-level-style-number text:level="4" text:style-name="Character_20_style" style:num-suffix="." style:num-format="1">
        <style:list-level-properties text:space-before="1.7673in" text:min-label-width="0.1965in"/>
      </text:list-level-style-number>
      <text:list-level-style-number text:level="5" text:style-name="Character_20_style" style:num-suffix="." style:num-format="1">
        <style:list-level-properties text:space-before="2.2583in" text:min-label-width="0.1965in"/>
      </text:list-level-style-number>
      <text:list-level-style-number text:level="6" text:style-name="Character_20_style" style:num-suffix="." style:num-format="1">
        <style:list-level-properties text:space-before="2.7492in" text:min-label-width="0.1965in"/>
      </text:list-level-style-number>
      <text:list-level-style-number text:level="7" text:style-name="Character_20_style" style:num-suffix="." style:num-format="1">
        <style:list-level-properties text:space-before="3.2402in" text:min-label-width="0.1965in"/>
      </text:list-level-style-number>
      <text:list-level-style-number text:level="8" text:style-name="Character_20_style" style:num-suffix="." style:num-format="1">
        <style:list-level-properties text:space-before="3.7315in" text:min-label-width="0.1965in"/>
      </text:list-level-style-number>
      <text:list-level-style-number text:level="9" text:style-name="Character_20_style" style:num-suffix="." style:num-format="1">
        <style:list-level-properties text:space-before="4.2224in" text:min-label-width="0.1965in"/>
      </text:list-level-style-number>
      <text:list-level-style-number text:level="10" text:style-name="Character_20_style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Search optimization</text:h>
      <text:p text:style-name="Text_20_body">Websites are visited not only by humans, but also by search engine web crawlers. Learn how to improve search accuracy and ranking for your website.</text:p>
      <text:list xml:id="list8753319089226960523" text:style-name="L2">
        <text:list-item>
          <text:p text:style-name="P4"><text:a xlink:type="simple" xlink:href="https://developers.google.com/web/fundamentals/discovery-and-monetization/search-optimization/?hl=en" text:style-name="Internet_20_link" text:visited-style-name="Visited_20_Internet_20_Link">Search optimization</text:a></text:p>
        </text:list-item>
        <text:list-item>
          <text:p text:style-name="P4"><text:a xlink:type="simple" xlink:href="https://developers.google.com/web/fundamentals/discovery-and-monetization/search-optimization/url-structure?hl=en" text:style-name="Internet_20_link" text:visited-style-name="Visited_20_Internet_20_Link">Instruct search engines how your multi-device page is structured</text:a></text:p>
        </text:list-item>
        <text:list-item>
          <text:p text:style-name="P1"><text:a xlink:type="simple" xlink:href="https://developers.google.com/web/fundamentals/discovery-and-monetization/search-optimization/control-crawling-and-indexing?hl=en" text:style-name="Internet_20_link" text:visited-style-name="Visited_20_Internet_20_Link">Control crawling and indexing from search engines</text:a></text:p>
        </text:list-item>
      </text:list>
      <text:h text:style-name="Heading_20_4" text:outline-level="4">Social discovery</text:h>
      <text:p text:style-name="Text_20_body">You can influence the way your site appears when shared via social media by adding a few lines of code to each page. This can help bring more people to your site by providing previews with richer information than would otherwise be available.</text:p>
      <text:list xml:id="list382774062080198935" text:style-name="L3">
        <text:list-item>
          <text:p text:style-name="P2"><text:a xlink:type="simple" xlink:href="https://developers.google.com/web/fundamentals/discovery-and-monetization/social-discovery/?hl=en" text:style-name="Internet_20_link" text:visited-style-name="Visited_20_Internet_20_Link">Social discovery</text:a></text:p>
        </text:list-item>
      </text:list>
      <text:h text:style-name="Heading_20_4" text:outline-level="4">Monetization with ads</text:h>
      <text:p text:style-name="Text_20_body">Serving advertisements provides a way for web developers to make their content and site free while still earning money. Learn how ads work and how to serve responsive ads on your site.</text:p>
      <text:list xml:id="list8896316470172679514" text:style-name="L4">
        <text:list-item>
          <text:p text:style-name="P5"><text:a xlink:type="simple" xlink:href="https://developers.google.com/web/fundamentals/discovery-and-monetization/monetization-with-ads/?hl=en" text:style-name="Internet_20_link" text:visited-style-name="Visited_20_Internet_20_Link">Monetization with ads</text:a></text:p>
        </text:list-item>
        <text:list-item>
          <text:p text:style-name="P5"><text:a xlink:type="simple" xlink:href="https://developers.google.com/web/fundamentals/discovery-and-monetization/monetization-with-ads/how-ads-work?hl=en" text:style-name="Internet_20_link" text:visited-style-name="Visited_20_Internet_20_Link">How ads work</text:a></text:p>
        </text:list-item>
        <text:list-item>
          <text:p text:style-name="P5"><text:a xlink:type="simple" xlink:href="https://developers.google.com/web/fundamentals/discovery-and-monetization/monetization-with-ads/include-ads?hl=en" text:style-name="Internet_20_link" text:visited-style-name="Visited_20_Internet_20_Link">Include AdSense ads on your site</text:a></text:p>
        </text:list-item>
        <text:list-item>
          <text:p text:style-name="P5"><text:a xlink:type="simple" xlink:href="https://developers.google.com/web/fundamentals/discovery-and-monetization/monetization-with-ads/customize-ads?hl=en" text:style-name="Internet_20_link" text:visited-style-name="Visited_20_Internet_20_Link">Customize your ads</text:a></text:p>
        </text:list-item>
        <text:list-item>
          <text:p text:style-name="P3"><text:a xlink:type="simple" xlink:href="https://developers.google.com/web/fundamentals/discovery-and-monetization/monetization-with-ads/optimize-ads?hl=en" text:style-name="Internet_20_link" text:visited-style-name="Visited_20_Internet_20_Link">Optimize your ads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24:02.872063700</meta:creation-date>
    <dc:date>2016-06-29T12:24:38.472040405</dc:date>
    <meta:editing-duration>PT35S</meta:editing-duration>
    <meta:editing-cycles>1</meta:editing-cycles>
    <meta:document-statistic meta:table-count="0" meta:image-count="0" meta:object-count="0" meta:page-count="1" meta:paragraph-count="15" meta:word-count="154" meta:character-count="895" meta:non-whitespace-character-count="765"/>
    <meta:generator>LibreOffice/5.1.3.2$Linux_X86_64 LibreOffice_project/10m0$Build-2</meta:generator>
  </office:meta>
</office:document-meta>
</file>